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rsid="001b10a9" officeooo:paragraph-rsid="001b10a9"/>
    </style:style>
    <style:style style:name="P2" style:family="paragraph" style:parent-style-name="Standard">
      <style:text-properties style:font-name="DejaVu Serif" officeooo:rsid="001cd471" officeooo:paragraph-rsid="001cd471"/>
    </style:style>
    <style:style style:name="P3" style:family="paragraph" style:parent-style-name="Standard">
      <style:text-properties style:font-name="DejaVu Serif" officeooo:rsid="001e5e13" officeooo:paragraph-rsid="001e5e13"/>
    </style:style>
    <style:style style:name="P4" style:family="paragraph" style:parent-style-name="Standard">
      <style:text-properties style:font-name="DejaVu Serif" officeooo:rsid="001f97f0" officeooo:paragraph-rsid="001f97f0"/>
    </style:style>
    <style:style style:name="P5" style:family="paragraph" style:parent-style-name="Standard">
      <style:text-properties style:font-name="DejaVu Serif" officeooo:rsid="001f99d3" officeooo:paragraph-rsid="001f99d3"/>
    </style:style>
    <style:style style:name="T1" style:family="text">
      <style:text-properties officeooo:rsid="001f97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S LAB MEET (19/08/2023)</text:p>
      <text:p text:style-name="P1"/>
      <text:p text:style-name="P1">Admin rights – update delete</text:p>
      <text:p text:style-name="P1"/>
      <text:p text:style-name="P1">Highlight not matched products while upload, Give suggestions of possible correct product</text:p>
      <text:p text:style-name="P1"/>
      <text:p text:style-name="P2">Show data table with all the products suggestions to change from UI</text:p>
      <text:p text:style-name="P2"/>
      <text:p text:style-name="P3">stockist miracle and prompt software studies</text:p>
      <text:p text:style-name="P3"/>
      <text:p text:style-name="P3"><text:span text:style-name="T1">Softwares to refer from: </text:span>marg, visual, prompt, jk medico, medical store <text:span text:style-name="T1">goa, gayatri medical software</text:span></text:p>
      <text:p text:style-name="P3"/>
      <text:p text:style-name="P3">reporting software</text:p>
      <text:p text:style-name="P3">crm secondary and primary </text:p>
      <text:p text:style-name="P3"/>
      <text:p text:style-name="P3">Priority </text:p>
      <text:p text:style-name="P3"/>
      <text:p text:style-name="P3">Primary and secondary reporting sales</text:p>
      <text:p text:style-name="P3">start stockist asap</text:p>
      <text:p text:style-name="P3">growth</text:p>
      <text:p text:style-name="P3"/>
      <text:p text:style-name="P3"/>
      <text:p text:style-name="P3">1. existing system upload excel primary</text:p>
      <text:p text:style-name="P3">2. primary secondary structure</text:p>
      <text:p text:style-name="P3">3. stockist start</text:p>
      <text:p text:style-name="P3">4. Generate report as per needs</text:p>
      <text:p text:style-name="P3">5. schema stockist</text:p>
      <text:p text:style-name="P3"/>
      <text:p text:style-name="P3"/>
      <text:p text:style-name="P3">project plan</text:p>
      <text:p text:style-name="P3"/>
      <text:p text:style-name="P3">parallel plans</text:p>
      <text:p text:style-name="P3">structure</text:p>
      <text:p text:style-name="P3">tentative</text:p>
      <text:p text:style-name="P3">road map</text:p>
      <text:p text:style-name="P3"/>
      <text:p text:style-name="P3">MR Reporting system should start</text:p>
      <text:p text:style-name="P3"/>
      <text:p text:style-name="P4">give demo link beta</text:p>
      <text:p text:style-name="P4">provide tentative date</text:p>
      <text:p text:style-name="P4"/>
      <text:p text:style-name="P4">miracle </text:p>
      <text:p text:style-name="P4">visual</text:p>
      <text:p text:style-name="P4">goa </text:p>
      <text:p text:style-name="P4">as a chemist</text:p>
      <text:p text:style-name="P4">pharma care</text:p>
      <text:p text:style-name="P4"/>
      <text:p text:style-name="P5">IT guys are approaching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9T11:13:23.785672247</meta:creation-date>
    <dc:date>2023-08-19T12:02:15.665094198</dc:date>
    <meta:editing-duration>PT7M11S</meta:editing-duration>
    <meta:editing-cycles>1</meta:editing-cycles>
    <meta:document-statistic meta:table-count="0" meta:image-count="0" meta:object-count="0" meta:page-count="1" meta:paragraph-count="31" meta:word-count="123" meta:character-count="795" meta:non-whitespace-character-count="697"/>
    <meta:generator>LibreOffice/6.0.7.3$Linux_X86_64 LibreOffice_project/00m0$Build-3</meta:generator>
  </office:meta>
</office:document-meta>
</file>